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PAZ MARIN, JHONNY JOSE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AVICOLA JUVAR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IM</text:span></text:p>
      <text:p text:style-name="P6"/>
      <text:p text:style-name="P6">Recojo: <text:span text:style-name="T3">PAZ MARIN, JHONNY JOSE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6:01:12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